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846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8.93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text-properties officeooo:rsid="0018967a" officeooo:paragraph-rsid="0018967a"/>
    </style:style>
    <style:style style:name="P2" style:family="paragraph" style:parent-style-name="Standard">
      <style:text-properties officeooo:rsid="001cc1eb" officeooo:paragraph-rsid="001cc1eb"/>
    </style:style>
    <style:style style:name="P3" style:family="paragraph" style:parent-style-name="Standard">
      <style:text-properties officeooo:rsid="001e5577" officeooo:paragraph-rsid="001e5577"/>
    </style:style>
    <style:style style:name="P4" style:family="paragraph" style:parent-style-name="Standard">
      <style:text-properties officeooo:rsid="0020e1dc" officeooo:paragraph-rsid="0020e1dc"/>
    </style:style>
    <style:style style:name="P5" style:family="paragraph" style:parent-style-name="Standard">
      <style:text-properties officeooo:rsid="00241429" officeooo:paragraph-rsid="00241429"/>
    </style:style>
    <style:style style:name="P6" style:family="paragraph" style:parent-style-name="Standard">
      <style:text-properties officeooo:rsid="0024371b" officeooo:paragraph-rsid="0024371b"/>
    </style:style>
    <style:style style:name="P7" style:family="paragraph" style:parent-style-name="Standard">
      <style:text-properties fo:color="#cccccc" style:font-name="Droid Sans Mono" fo:font-size="12.75pt" fo:font-weight="normal" officeooo:rsid="0024371b" officeooo:paragraph-rsid="0024371b" fo:background-color="#1f1f1f"/>
    </style:style>
    <style:style style:name="P8" style:family="paragraph" style:parent-style-name="Standard">
      <style:text-properties officeooo:rsid="0026325e" officeooo:paragraph-rsid="0026325e"/>
    </style:style>
    <style:style style:name="P9" style:family="paragraph" style:parent-style-name="Table_20_Contents">
      <style:paragraph-properties style:line-height-at-least="0.529cm"/>
      <style:text-properties style:font-name="ui-monospace" fo:font-size="9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Preformatted_20_Text" style:list-style-name="L1">
      <style:paragraph-properties fo:padding="0.049cm" fo:border="0.06pt solid #e3e3e3"/>
      <style:text-properties loext:padding="0.049cm" loext:border="0.06pt solid #e3e3e3"/>
    </style:style>
    <style:style style:name="P12" style:family="paragraph" style:parent-style-name="Preformatted_20_Text" style:list-style-name="L1">
      <style:paragraph-properties fo:margin-top="0cm" fo:margin-bottom="0.499cm" loext:contextual-spacing="false" fo:padding="0.049cm" fo:border="0.06pt solid #e3e3e3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77777" style:font-name="Monaco" fo:font-size="9pt" fo:letter-spacing="normal" fo:font-style="normal" fo:font-weight="normal"/>
    </style:style>
    <style:style style:name="P14" style:family="paragraph" style:parent-style-name="Standard">
      <style:text-properties officeooo:rsid="0026325e" officeooo:paragraph-rsid="0026325e"/>
    </style:style>
    <style:style style:name="P15" style:family="paragraph" style:parent-style-name="Standard">
      <style:text-properties officeooo:rsid="00289e2a" officeooo:paragraph-rsid="00289e2a"/>
    </style:style>
    <style:style style:name="P16" style:family="paragraph" style:parent-style-name="Text_20_body">
      <style:text-properties officeooo:rsid="00289e2a" officeooo:paragraph-rsid="00289e2a"/>
    </style:style>
    <style:style style:name="P17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959f3"/>
    </style:style>
    <style:style style:name="T3" style:family="text">
      <style:text-properties fo:color="#c586c0"/>
    </style:style>
    <style:style style:name="T4" style:family="text">
      <style:text-properties fo:color="#9cdcfe"/>
    </style:style>
    <style:style style:name="fr1" style:family="graphic" style:parent-style-name="Frame">
      <style:graphic-properties fo:margin-left="0cm" fo:margin-right="0cm" fo:margin-top="0cm" fo:margin-bottom="0.794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9129954" text:style-name="L1">
        <text:list-item>
          <text:p text:style-name="P17"><text:span text:style-name="Strong_20_Emphasis"><text:span text:style-name="T1">docker run</text:span></text:span>: Run a command in a new container.</text:p>
          <text:p text:style-name="P11">bashCopy code</text:p>
          <text:p text:style-name="P12"><text:span text:style-name="Source_20_Text"><text:span text:style-name="T1">docker run hello-world</text:span></text:span></text:p>
        </text:list-item>
        <text:list-item>
          <text:p text:style-name="P17"><text:span text:style-name="Strong_20_Emphasis"><text:span text:style-name="T1">docker build</text:span></text:span>: Build an image from a Dockerfile.</text:p>
          <text:p text:style-name="P11">bashCopy code</text:p>
          <text:p text:style-name="P12"><text:span text:style-name="Source_20_Text"><text:span text:style-name="T1">docker build -t my-image .</text:span></text:span></text:p>
        </text:list-item>
        <text:list-item>
          <text:p text:style-name="P17"><text:span text:style-name="Strong_20_Emphasis"><text:span text:style-name="T1">docker pull</text:span></text:span>: Pull an image or a repository from a registry.</text:p>
          <text:p text:style-name="P11">bashCopy code</text:p>
          <text:p text:style-name="P12"><text:span text:style-name="Source_20_Text"><text:span text:style-name="T1">docker pull ubuntu:latest</text:span></text:span></text:p>
        </text:list-item>
        <text:list-item>
          <text:p text:style-name="P17"><text:span text:style-name="Strong_20_Emphasis"><text:span text:style-name="T1">docker push</text:span></text:span>: Push an image or a repository to a registry.</text:p>
          <text:p text:style-name="P11">bashCopy code</text:p>
          <text:p text:style-name="P12"><text:span text:style-name="Source_20_Text"><text:span text:style-name="T1">docker push my-username/my-image:tag</text:span></text:span></text:p>
        </text:list-item>
        <text:list-item>
          <text:p text:style-name="P17"><text:span text:style-name="Strong_20_Emphasis"><text:span text:style-name="T1">docker ps</text:span></text:span>: List containers.</text:p>
          <text:p text:style-name="P11">bashCopy code</text:p>
          <text:p text:style-name="P12"><text:span text:style-name="Source_20_Text"><text:span text:style-name="T1">docker ps</text:span></text:span></text:p>
        </text:list-item>
        <text:list-item>
          <text:p text:style-name="P17"><text:span text:style-name="Strong_20_Emphasis"><text:span text:style-name="T1">docker images</text:span></text:span>: List images.</text:p>
          <text:p text:style-name="P11">bashCopy code</text:p>
          <text:p text:style-name="P12"><text:span text:style-name="Source_20_Text"><text:span text:style-name="T1">docker images</text:span></text:span></text:p>
        </text:list-item>
        <text:list-item>
          <text:p text:style-name="P17"><text:span text:style-name="Strong_20_Emphasis"><text:span text:style-name="T1">docker rm</text:span></text:span>: Remove one or more containers.</text:p>
          <text:p text:style-name="P11">bashCopy code</text:p>
          <text:p text:style-name="P12"><text:span text:style-name="Source_20_Text"><text:span text:style-name="T1">docker rm container_name</text:span></text:span></text:p>
        </text:list-item>
        <text:list-item>
          <text:p text:style-name="P17"><text:span text:style-name="Strong_20_Emphasis"><text:span text:style-name="T1">docker rmi</text:span></text:span>: Remove one or more images.</text:p>
          <text:p text:style-name="P11">bashCopy code</text:p>
          <text:p text:style-name="P12"><text:span text:style-name="Source_20_Text"><text:span text:style-name="T1">docker rmi image_name</text:span></text:span></text:p>
        </text:list-item>
        <text:list-item>
          <text:p text:style-name="P17"><text:span text:style-name="Strong_20_Emphasis"><text:span text:style-name="T1">docker exec</text:span></text:span>: Run a command in a running container.</text:p>
          <text:p text:style-name="P11">bashCopy code</text:p>
          <text:p text:style-name="P12"><text:span text:style-name="Source_20_Text"><text:span text:style-name="T1">docker exec -it container_name bash</text:span></text:span></text:p>
        </text:list-item>
        <text:list-item>
          <text:p text:style-name="P17"><text:span text:style-name="Strong_20_Emphasis"><text:span text:style-name="T1">docker stop</text:span></text:span>: Stop one or more running containers.</text:p>
          <text:p text:style-name="P11">bashCopy code</text:p>
          <text:p text:style-name="P12"><text:span text:style-name="Source_20_Text"><text:span text:style-name="T1">docker stop container_name</text:span></text:span></text:p>
        </text:list-item>
        <text:list-item>
          <text:p text:style-name="P17"><text:span text:style-name="Strong_20_Emphasis"><text:span text:style-name="T1">docker start</text:span></text:span>: Start one or more stopped containers.</text:p>
          <text:p text:style-name="P11"><text:soft-page-break/>bashCopy code</text:p>
          <text:p text:style-name="P12"><text:span text:style-name="Source_20_Text"><text:span text:style-name="T1">docker start container_name</text:span></text:span></text:p>
        </text:list-item>
        <text:list-item>
          <text:p text:style-name="P17"><text:span text:style-name="Strong_20_Emphasis"><text:span text:style-name="T1">docker-compose up</text:span></text:span>: Build and start Docker containers defined in a Docker Compose file.</text:p>
          <text:p text:style-name="P11">bashCopy code</text:p>
          <text:p text:style-name="P12"><text:span text:style-name="Source_20_Text"><text:span text:style-name="T1">docker-compose up</text:span></text:span></text:p>
        </text:list-item>
        <text:list-item>
          <text:p text:style-name="P17"><text:span text:style-name="Strong_20_Emphasis"><text:span text:style-name="T1">docker-compose down</text:span></text:span>: Stop and remove containers, networks, images, and volumes defined in a Docker Compose file.</text:p>
          <text:p text:style-name="P11">bashCopy code</text:p>
          <text:p text:style-name="P12"><text:span text:style-name="Source_20_Text"><text:span text:style-name="T1">docker-compose down</text:span></text:span></text:p>
        </text:list-item>
        <text:list-item>
          <text:p text:style-name="P17"><text:span text:style-name="Strong_20_Emphasis"><text:span text:style-name="T1">docker network create</text:span></text:span>: Create a new network.</text:p>
          <text:p text:style-name="P11">bashCopy code</text:p>
          <text:p text:style-name="P12"><text:span text:style-name="Source_20_Text"><text:span text:style-name="T1">docker network create my-network</text:span></text:span></text:p>
        </text:list-item>
        <text:list-item>
          <text:p text:style-name="P17"><text:span text:style-name="Strong_20_Emphasis"><text:span text:style-name="T1">docker volume create</text:span></text:span>: Create a new volume.</text:p>
          <text:p text:style-name="P11">bashCopy code</text:p>
          <text:p text:style-name="P12"><text:span text:style-name="Source_20_Text"><text:span text:style-name="T1">docker volume create my-volume</text:span></text:span></text:p>
        </text:list-item>
      </text:list>
      <text:p text:style-name="P1"/>
      <text:p text:style-name="P1"><text:s/>docker build -t he:v1.0 .</text:p>
      <text:p text:style-name="P1"/>
      <text:p text:style-name="P1">kubernetes Commands</text:p>
      <text:p text:style-name="P1"/>
      <text:p text:style-name="P1"><text:s/>docker pull deena08/helloapp:v1.0</text:p>
      <text:p text:style-name="P1"/>
      <text:p text:style-name="P1"><text:span text:style-name="T2">s</text:span>udo docker exec -it f567 /bin/bash</text:p>
      <text:p text:style-name="P1"/>
      <text:p text:style-name="P1">docker run -d -p 8000:8000 deena08/helloapp:v1.0</text:p>
      <text:p text:style-name="P1"/>
      <text:p text:style-name="P1">kubectl delete --all pods –namespace=default</text:p>
      <text:p text:style-name="P1"/>
      <text:p text:style-name="P1">kubectl delete helloapp-deployment-68d95b747d-jjqv8</text:p>
      <text:p text:style-name="P1"/>
      <text:p text:style-name="P2">kubectl logs “”</text:p>
      <text:p text:style-name="P1"/>
      <text:p text:style-name="P1">kubectl get pod helloapp-pod -o wide</text:p>
      <text:p text:style-name="P1"/>
      <text:p text:style-name="P1">minikube ssh</text:p>
      <text:p text:style-name="P1"/>
      <text:p text:style-name="P1">sudo systemctl restart docker</text:p>
      <text:p text:style-name="P1"/>
      <text:p text:style-name="P1">kubectl port-forward helloapp-pod 8000:8000</text:p>
      <text:p text:style-name="P1"/>
      <text:p text:style-name="P1">airflow dags trigger Sample.py</text:p>
      <text:p text:style-name="P1"/>
      <text:p text:style-name="P3">kubectl exec -it [pod name] <text:s/>--bin/bash</text:p>
      <text:p text:style-name="P4"><text:soft-page-break/></text:p>
      <text:p text:style-name="P4"><text:s/>kubectl describe service name</text:p>
      <text:p text:style-name="P4"/>
      <text:p text:style-name="P5">airflow-compose up airflow-inti</text:p>
      <text:p text:style-name="P5"/>
      <text:p text:style-name="P6">DOCKEFILE</text:p>
      <text:p text:style-name="P6"/>
      <text:p text:style-name="P7"><text:span text:style-name="T3">COPY</text:span> <text:span text:style-name="T4">.</text:span> <text:span text:style-name="T4">/opt/airflow/dags</text:span></text:p>
      <text:p text:style-name="P6"/>
      <text:p text:style-name="P8">docker tag nameofimage deena08/newname:v1.0</text:p>
      <text:p text:style-name="P8">docker push nameofimg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bookmark text:name="file-minikubedelete-LC2"/># delete all pods<text:bookmark text:name="file-minikubedelete-L3"/></text:p>
          </table:table-cell>
          <table:table-cell table:style-name="Table1.B1" office:value-type="string">
            <text:p text:style-name="P10"/>
          </table:table-cell>
        </table:table-row>
        <table:table-row table:style-name="TableLine94166225953936">
          <table:table-cell table:style-name="Table1.A1" office:value-type="string">
            <text:p text:style-name="P10"><text:bookmark text:name="file-minikubedelete-LC3"/></text:p>
          </table:table-cell>
          <table:table-cell table:style-name="Table1.A1" office:value-type="string">
            <text:p text:style-name="P9">kubectl delete --all pods --namespace=default<text:bookmark text:name="file-minikubedelete-L4"/></text:p>
          </table:table-cell>
        </table:table-row>
        <table:table-row table:style-name="Table1.1">
          <table:table-cell table:style-name="Table1.A1" office:value-type="string">
            <text:p text:style-name="P10"><text:bookmark text:name="file-minikubedelete-LC4"/></text:p>
          </table:table-cell>
          <table:table-cell table:style-name="Table1.A1" office:value-type="string">
            <text:p text:style-name="P10"><text:bookmark text:name="file-minikubedelete-L5"/></text:p>
          </table:table-cell>
        </table:table-row>
        <table:table-row table:style-name="TableLine94166225960320">
          <table:table-cell table:style-name="Table1.A1" office:value-type="string">
            <text:p text:style-name="P10"><text:bookmark text:name="file-minikubedelete-LC5"/></text:p>
          </table:table-cell>
          <table:table-cell table:style-name="Table1.A1" office:value-type="string">
            <text:p text:style-name="P10"><text:bookmark text:name="file-minikubedelete-L6"/></text:p>
          </table:table-cell>
        </table:table-row>
        <table:table-row table:style-name="Table1.1">
          <table:table-cell table:style-name="Table1.A1" office:value-type="string">
            <text:p text:style-name="P10"><text:bookmark text:name="file-minikubedelete-LC6"/></text:p>
          </table:table-cell>
          <table:table-cell table:style-name="Table1.A1" office:value-type="string">
            <text:p text:style-name="P9"># deete all deployments<text:bookmark text:name="file-minikubedelete-L7"/></text:p>
          </table:table-cell>
        </table:table-row>
        <table:table-row table:style-name="TableLine94166225964832">
          <table:table-cell table:style-name="Table1.A1" office:value-type="string">
            <text:p text:style-name="P10"><text:bookmark text:name="file-minikubedelete-LC7"/></text:p>
          </table:table-cell>
          <table:table-cell table:style-name="Table1.A1" office:value-type="string">
            <text:p text:style-name="P9">kubectl delete --all deployments --namespace=default<text:bookmark text:name="file-minikubedelete-L8"/></text:p>
          </table:table-cell>
        </table:table-row>
        <table:table-row table:style-name="Table1.1">
          <table:table-cell table:style-name="Table1.A1" office:value-type="string">
            <text:p text:style-name="P10"><text:bookmark text:name="file-minikubedelete-LC8"/></text:p>
          </table:table-cell>
          <table:table-cell table:style-name="Table1.A1" office:value-type="string">
            <text:p text:style-name="P10"><text:bookmark text:name="file-minikubedelete-L9"/></text:p>
          </table:table-cell>
        </table:table-row>
        <table:table-row table:style-name="TableLine94166225969888">
          <table:table-cell table:style-name="Table1.A1" office:value-type="string">
            <text:p text:style-name="P10"><text:bookmark text:name="file-minikubedelete-LC9"/></text:p>
          </table:table-cell>
          <table:table-cell table:style-name="Table1.A1" office:value-type="string">
            <text:p text:style-name="P9"># delete all services<text:bookmark text:name="file-minikubedelete-L10"/></text:p>
          </table:table-cell>
        </table:table-row>
        <table:table-row table:style-name="Table1.1">
          <table:table-cell table:style-name="Table1.A1" office:value-type="string">
            <text:p text:style-name="P10"><text:bookmark text:name="file-minikubedelete-LC10"/></text:p>
          </table:table-cell>
          <table:table-cell table:style-name="Table1.A1" office:value-type="string">
            <text:p text:style-name="P9">kubectl delete --all services --namespace=default</text:p>
          </table:table-cell>
        </table:table-row>
      </table:table>
      <text:p text:style-name="P8"/>
      <text:p text:style-name="P8">helm upgrade --install airflow . --namespace default --values values.yaml</text:p>
      <text:p text:style-name="P8"/>
      <text:p text:style-name="P8"/>
      <text:p text:style-name="P15">kubectl apply -f name.yaml</text:p>
      <text:p text:style-name="P15"/>
      <text:p text:style-name="P16"><draw:frame draw:style-name="fr1" draw:name="Frame3" text:anchor-type="char" svg:x="0cm" svg:width="0.041cm" draw:z-index="2"><draw:text-box fo:min-height="0.041cm"><text:p text:style-name="P13">kubectl top pods --containers</text:p></draw:text-box></draw:frame><draw:frame draw:style-name="fr1" draw:name="Frame4" text:anchor-type="char" svg:x="0cm" svg:width="0.041cm" draw:z-index="3"><draw:text-box fo:min-height="0.041cm"><text:p text:style-name="P13">kubectl top pods --containers</text:p></draw:text-box></draw:frame>kebectl top pod --containers<draw:frame draw:style-name="fr1" draw:name="Frame1" text:anchor-type="char" svg:x="0cm" svg:width="0.041cm" draw:z-index="0"><draw:text-box fo:min-height="0.041cm"><text:p text:style-name="P13">kubectl top pods --containers</text:p></draw:text-box></draw:frame></text:p>
      <text:p text:style-name="P16"><draw:frame draw:style-name="fr1" draw:name="Frame2" text:anchor-type="char" svg:x="0cm" svg:width="0.041cm" draw:z-index="1"><draw:text-box fo:min-height="0.041cm"><text:p text:style-name="P13">kubectl top pods --containers</text:p></draw:text-box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4:48:45.817874348</meta:creation-date>
    <dc:date>2024-02-26T11:14:05.009776165</dc:date>
    <meta:editing-duration>PT9H47M50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3" meta:paragraph-count="78" meta:word-count="374" meta:character-count="2437" meta:non-whitespace-character-count="2168"/>
  </office:meta>
</office:document-meta>
</file>